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3" table:style-name="ce8" office:value-type="string" calcext:value-type="string">
            <text:p>Aaron Doral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5"/>
        </table:table-row>
        <table:table-row table:style-name="ro2">
          <table:table-cell table:style-name="ce2"/>
          <table:table-cell table:number-columns-repeated="3" table:style-name="ce8" office:value-type="string" calcext:value-type="string">
            <text:p>Leoben Conoy</text:p>
          </table:table-cell>
          <table:table-cell table:number-columns-repeated="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6">00.00.0000</text:date>, <text:time style:data-style-name="N2" text:time-value="23:25:33.02787299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23:26:21.027903702</dc:date>
    <meta:editing-duration>PT5H21M7S</meta:editing-duration>
    <meta:editing-cycles>40</meta:editing-cycles>
    <meta:generator>LibreOffice/5.4.1.2.0$Linux_X86_64 LibreOffice_project/40m0$Build-2</meta:generator>
    <meta:document-statistic meta:table-count="1" meta:cell-count="332" meta:object-count="0"/>
  </office:meta>
</office:document-meta>
</file>